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800000256FE79497FEF133FCD.png" manifest:media-type="image/png"/>
  <manifest:file-entry manifest:full-path="Pictures/1000000100000647000001EA8FF3E7F033D48D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Rubik Medium" svg:font-family="'Rubik Medium'"/>
    <style:font-face style:name="Ubuntu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254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3.396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8.536cm" svg:x="0.054cm" svg:y="3.529cm">
          <draw:image xlink:href="Pictures/1000000100000647000001EA8FF3E7F033D48D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p>Training Loss</text:p>
            <text:p/>
            <text:p>Epochs: 3</text:p>
            <text:p/>
            <text:p>Rounds: 30</text:p>
            <text:p/>
            <text:p>Optimizer: <text:span text:style-name="T1">Adam</text:span></text:p>
            <text:p/>
            <text:p>Learning Rate: 0.01</text:p>
            <text:p/>
            <text:p>Averaging: weighted</text:p>
          </draw:text-box>
        </draw:frame>
        <draw:frame draw:style-name="gr3" draw:text-style-name="P2" draw:layer="layout" svg:width="12.852cm" svg:height="7.532cm" svg:x="11.913cm" svg:y="7.073cm">
          <draw:image xlink:href="Pictures/10000001000001E800000256FE79497FEF133FCD.png" xlink:type="simple" xlink:show="embed" xlink:actuate="onLoad" draw:mime-type="image/png">
            <text:p/>
          </draw:image>
        </draw:frame>
        <draw:frame draw:style-name="gr4" draw:text-style-name="P2" draw:layer="layout" svg:width="12.852cm" svg:height="2.413cm" svg:x="13.818cm" svg:y="3.685cm">
          <draw:image xlink:href="Pictures/10000001000001E800000256FE79497FEF133F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p>Training Loss</text:p>
            <text:p/>
            <text:p>Epochs: 3</text:p>
            <text:p/>
            <text:p>Rounds: 30</text:p>
            <text:p/>
            <text:p>Optimizer: <text:span text:style-name="T1">SGD</text:span></text:p>
            <text:p/>
            <text:p>Learning Rate: 0.01</text:p>
            <text:p/>
            <text:p>Averaging: weighted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Rubik Medium" svg:font-family="'Rubik Medium'"/>
    <style:font-face style:name="Ubuntu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style:font-name="Ubuntu" fo:font-family="Ubuntu" fo:font-size="12pt" fo:language="en" fo:country="US" style:letter-kerning="true" style:font-name-asian="F" style:font-family-generic-asian="roman" style:font-size-asian="12pt" style:language-asian="zh" style:country-asian="CN" style:font-name-complex="Ubuntu" style:font-family-complex="Ubuntu" style:font-size-complex="12pt" style:language-complex="hi" style:country-complex="IN"/>
    </style:style>
    <style:style style:name="Index" style:family="graphic">
      <style:paragraph-properties style:text-autospace="none"/>
      <style:text-properties style:font-name="FreeSans" fo:font-family="FreeSans" style:font-family-generic="swiss" fo:language="zxx" fo:country="none" style:font-name-asian="FreeSans" style:font-family-asian="FreeSans" style:font-family-generic-asian="swiss" style:language-asian="zxx" style:country-asian="none" style:font-name-complex="FreeSans" style:font-family-complex="FreeSans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style:font-name="FreeSans" fo:font-family="FreeSans" style:font-family-generic="swiss" fo:font-size="12pt" fo:font-style="italic" style:font-name-asian="FreeSans" style:font-family-asian="FreeSans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FreeSans" fo:font-family="FreeSans" style:font-family-generic="swiss" style:font-name-complex="FreeSans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Rubik Medium" fo:font-family="'Rubik Medium'" fo:font-size="14pt" style:font-name-asian="Noto Sans CJK SC" style:font-family-asian="'Noto Sans CJK SC'" style:font-pitch-asian="variable" style:font-name-complex="Rubik Medium" style:font-family-complex="'Rubik Medium'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6T21:43:29.510719959</meta:creation-date>
    <dc:date>2022-06-26T22:37:22.791614228</dc:date>
    <meta:editing-duration>PT40M53S</meta:editing-duration>
    <meta:editing-cycles>6</meta:editing-cycles>
    <meta:generator>LibreOffice/7.3.4.2$Linux_X86_64 LibreOffice_project/30$Build-2</meta:generator>
    <meta:document-statistic meta:object-count="34"/>
  </office:meta>
</office:document-meta>
</file>